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on Howell<text:tab/><text:tab/><text:tab/><text:tab/><text:tab/><text:tab/><text:tab/><text:tab/><text:tab/><text:tab/><text:tab/>10/3/12</text:p>
      <text:p text:style-name="Standard">Comp Sci<text:tab/><text:tab/><text:tab/><text:tab/><text:tab/><text:tab/><text:tab/><text:tab/><text:tab/><text:tab/><text:tab/>Cornish</text:p>
      <text:p text:style-name="Standard"/>
      <text:list xml:id="list2949177264227922053" text:style-name="L1">
        <text:list-item>
          <text:p text:style-name="P1">Lay out 13 cards unsorted from A-K side by side face up and flat on the table</text:p>
        </text:list-item>
        <text:list-item>
          <text:p text:style-name="P1">Keeping in mind that A = 1, J=11, Q=12, and K=13, find the card with the lowest numerical value and put it at the left of the line and switching it for whatever card is there</text:p>
        </text:list-item>
        <text:list-item>
          <text:p text:style-name="P1">Locate the next lowest numerical face value or x+1 where x=the current number</text:p>
        </text:list-item>
        <text:list-item>
          <text:p text:style-name="P1">Switch this card with the card to the right of the first one.</text:p>
        </text:list-item>
        <text:list-item>
          <text:p text:style-name="P1">Repeat step 3</text:p>
        </text:list-item>
        <text:list-item>
          <text:p text:style-name="P1">Switch this card with the card to the right of the last one</text:p>
        </text:list-item>
        <text:list-item>
          <text:p text:style-name="P1">Repeat steps 5 and 6 until the cards are sorted such that they are in numerical increasing orer from left to righ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garet Howell</meta:initial-creator>
    <meta:creation-date>2012-10-04T06:32:20.20</meta:creation-date>
    <meta:document-statistic meta:table-count="0" meta:image-count="0" meta:object-count="0" meta:page-count="1" meta:paragraph-count="9" meta:word-count="130" meta:character-count="647"/>
    <dc:date>2012-10-04T06:46:02.21</dc:date>
    <dc:creator>Margaret Howell</dc:creator>
    <meta:editing-duration>PT13M43S</meta:editing-duration>
    <meta:editing-cycles>1</meta:editing-cycles>
    <meta:generator>OpenOffice.org/3.4$Win32 OpenOffice.org_project/340m1$Build-9590</meta:generator>
  </office:meta>
</office:document-meta>
</file>